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MPERIUM FACTION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ngels of Death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Security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attleclade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Death Korp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Deathwatch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lucidian Starstrider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action Squa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nter Clade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mperial Navy Breacher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quisitorial Agent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</table:table-row>
        <table:table-row table:style-name="ro1">
          <table:table-cell/>
          <table:table-cell office:value-type="string" calcext:value-type="string">
            <text:p>Kasrkin Squa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vitiat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obos Strike Team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tling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nctifier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uts Squad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estus Aquilons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HAOS FACTION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ooded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os Cult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llgor Ravagers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llerpox Infecte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remongers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gionar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mesis Claw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gue Marin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rpcoven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XENOS F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ades of Khain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</table:table-row>
        <table:table-row table:style-name="ro1">
          <table:table-cell/>
          <table:table-cell office:value-type="string" calcext:value-type="string">
            <text:p>Brood Brother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tek Circl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sair Voidscarred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rstalker Kinband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 of the Archon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rthkyn Salvager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rnkyn Yaegir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erotek Circl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mando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drakes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thfinders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eners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spid Stingwing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Re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id Dancer Troupe</text:p>
          </table:table-cell>
          <table:table-cell office:value-type="string" calcext:value-type="string">
            <text:p>Recon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ecka Krew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ek and Destro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yrmblade</text:p>
          </table:table-cell>
          <table:table-cell office:value-type="string" calcext:value-type="string">
            <text:p>Seek and Destroy</text:p>
          </table:table-cell>
          <table:table-cell office:value-type="string" calcext:value-type="string">
            <text:p>Infiltr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22:48:30.557401200</meta:creation-date>
    <dc:date>2025-09-18T23:04:02.279791900</dc:date>
    <meta:editing-duration>PT5M16S</meta:editing-duration>
    <meta:editing-cycles>1</meta:editing-cycles>
    <meta:document-statistic meta:table-count="1" meta:cell-count="133" meta:object-count="0"/>
    <meta:generator>LibreOffice/25.2.5.2$Windows_X86_64 LibreOffice_project/03d19516eb2e1dd5d4ccd751a0d6f35f35e08022</meta:generator>
  </office:meta>
</office:document-meta>
</file>